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 fo:text-align="center"/>
    </style:style>
    <style:style style:name="T3" style:parent-style-name="Car.predefinitoparagrafo" style:family="text">
      <style:text-properties fo:font-size="8pt" style:font-size-asian="8pt" style:font-size-complex="8pt"/>
    </style:style>
    <style:style style:name="P4" style:parent-style-name="Normale" style:family="paragraph">
      <style:paragraph-properties fo:text-align="center"/>
      <style:text-properties fo:font-size="8pt" style:font-size-asian="8pt" style:font-size-complex="8pt"/>
    </style:style>
    <style:style style:name="P5" style:parent-style-name="Normale" style:family="paragraph">
      <style:paragraph-properties fo:text-align="center"/>
      <style:text-properties fo:font-size="8pt" style:font-size-asian="8pt" style:font-size-complex="8pt"/>
    </style:style>
    <style:style style:name="P6" style:parent-style-name="Normale" style:family="paragraph">
      <style:paragraph-properties fo:text-align="center"/>
      <style:text-properties fo:color="#FFFFFF"/>
    </style:style>
    <style:style style:name="P7" style:parent-style-name="Normale" style:family="paragraph">
      <style:paragraph-properties fo:text-align="center"/>
      <style:text-properties fo:font-size="7pt" style:font-size-asian="7pt" style:font-size-complex="7pt"/>
    </style:style>
    <style:style style:name="P8" style:parent-style-name="Normale" style:family="paragraph">
      <style:paragraph-properties fo:text-align="center"/>
      <style:text-properties fo:font-size="8pt" style:font-size-asian="8pt" style:font-size-complex="8pt"/>
    </style:style>
    <style:style style:name="P9" style:parent-style-name="Normale" style:family="paragraph">
      <style:paragraph-properties fo:text-align="center"/>
    </style:style>
    <style:style style:name="T10" style:parent-style-name="Car.predefinitoparagrafo" style:family="text">
      <style:text-properties fo:font-size="8pt" style:font-size-asian="8pt" style:font-size-complex="8pt"/>
    </style:style>
    <style:style style:name="P11" style:parent-style-name="Normale" style:family="paragraph">
      <style:paragraph-properties fo:text-align="center"/>
      <style:text-properties fo:font-size="7pt" style:font-size-asian="7pt" style:font-size-complex="7pt"/>
    </style:style>
    <style:style style:name="P12" style:parent-style-name="Normale" style:family="paragraph">
      <style:paragraph-properties fo:text-align="center"/>
    </style:style>
    <style:style style:name="P13" style:parent-style-name="Normale" style:family="paragraph">
      <style:paragraph-properties fo:text-align="center"/>
      <style:text-properties fo:font-size="8pt" style:font-size-asian="8pt" style:font-size-complex="8pt"/>
    </style:style>
    <style:style style:name="P14" style:parent-style-name="Normale" style:family="paragraph">
      <style:paragraph-properties fo:text-align="center"/>
      <style:text-properties fo:font-size="8pt" style:font-size-asian="8pt" style:font-size-complex="8pt"/>
    </style:style>
    <style:style style:name="P15" style:parent-style-name="Normale" style:family="paragraph">
      <style:paragraph-properties fo:text-align="center"/>
      <style:text-properties fo:font-size="8pt" style:font-size-asian="8pt" style:font-size-complex="8pt"/>
    </style:style>
    <style:style style:name="P16" style:parent-style-name="Normale" style:family="paragraph">
      <style:paragraph-properties fo:text-align="center"/>
      <style:text-properties fo:font-size="8pt" style:font-size-asian="8pt" style:font-size-complex="8pt"/>
    </style:style>
    <style:style style:name="P17" style:parent-style-name="Normale" style:family="paragraph">
      <style:paragraph-properties fo:text-align="center"/>
      <style:text-properties fo:font-size="8pt" style:font-size-asian="8pt" style:font-size-complex="8pt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156082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e"><draw:custom-shape svg:x="1.62917in" svg:y="0.22431in" svg:width="0.69792in" svg:height="0.64514in" draw:z-index="251665408" draw:id="id0" draw:style-name="a0" draw:name="Rettangolo 1" text:anchor-type="paragraph"><svg:title/><svg:desc/><text:p text:style-name="P2"><text:span text:style-name="T3">Cabina Comandi</text:span></text:p><draw:enhanced-geometry draw:type="non-primitive" svg:viewBox="0 0 21600 21600" draw:enhanced-path="M 0 0 L 21600 0 21600 21600 0 21600 Z N"/></draw:custom-shape></text:p>
      <text:p text:style-name="Normale"/>
      <text:p text:style-name="Normale"><draw:custom-shape svg:x="1.86875in" svg:y="0.20347in" svg:width="0.20764in" svg:height="0.17639in" draw:z-index="251697152" draw:id="id1" draw:style-name="a1" draw:name="Rettangolo 2" text:anchor-type="paragraph"><svg:title/><svg:desc/><draw:enhanced-geometry draw:type="non-primitive" svg:viewBox="0 0 21600 21600" draw:enhanced-path="M 0 0 L 21600 0 21600 21600 0 21600 Z N"/></draw:custom-shape></text:p>
      <text:p text:style-name="Normale"><draw:custom-shape svg:x="1.62917in" svg:y="0.00625in" svg:width="0.69792in" svg:height="0.64514in" draw:z-index="251663360" draw:id="id2" draw:style-name="a2" draw:name="Rettangolo 1" text:anchor-type="paragraph"><svg:title/><svg:desc/><text:p text:style-name="P4">Corridoio 2</text:p><draw:enhanced-geometry draw:type="non-primitive" svg:viewBox="0 0 21600 21600" draw:enhanced-path="M 0 0 L 21600 0 21600 21600 0 21600 Z N"/></draw:custom-shape><draw:custom-shape svg:x="0.78125in" svg:y="0.01042in" svg:width="0.69792in" svg:height="0.64514in" draw:z-index="251661312" draw:id="id3" draw:style-name="a3" draw:name="Rettangolo 1" text:anchor-type="paragraph"><svg:title/><svg:desc/><text:p text:style-name="P5">Corridoio 1</text:p><draw:enhanced-geometry draw:type="non-primitive" svg:viewBox="0 0 21600 21600" draw:enhanced-path="M 0 0 L 21600 0 21600 21600 0 21600 Z N"/></draw:custom-shape><draw:custom-shape svg:x="0in" svg:y="0.01111in" svg:width="0.69792in" svg:height="0.64514in" draw:z-index="251659264" draw:id="id4" draw:style-name="a4" draw:name="Rettangolo 1" text:anchor-type="paragraph"><svg:title/><svg:desc/><text:p text:style-name="P6">Stanza Portale</text:p><draw:enhanced-geometry draw:type="non-primitive" svg:viewBox="0 0 21600 21600" draw:enhanced-path="M 0 0 L 21600 0 21600 21600 0 21600 Z N"/></draw:custom-shape></text:p>
      <text:p text:style-name="Normale"/>
      <text:p text:style-name="Normale"><draw:custom-shape svg:x="2.4625in" svg:y="0.14167in" svg:width="0.69792in" svg:height="0.64514in" draw:z-index="251677696" draw:id="id5" draw:style-name="a5" draw:name="Rettangolo 1" text:anchor-type="paragraph"><svg:title/><svg:desc/><text:p text:style-name="P7">Infermeria</text:p><draw:enhanced-geometry draw:type="non-primitive" svg:viewBox="0 0 21600 21600" draw:enhanced-path="M 0 0 L 21600 0 21600 21600 0 21600 Z N"/></draw:custom-shape><draw:custom-shape svg:x="1.64931in" svg:y="0.13542in" svg:width="0.69792in" svg:height="0.64514in" draw:z-index="251667456" draw:id="id6" draw:style-name="a6" draw:name="Rettangolo 1" text:anchor-type="paragraph"><svg:title/><svg:desc/><text:p text:style-name="P8">Corridoio 3</text:p><draw:enhanced-geometry draw:type="non-primitive" svg:viewBox="0 0 21600 21600" draw:enhanced-path="M 0 0 L 21600 0 21600 21600 0 21600 Z N"/></draw:custom-shape></text:p>
      <text:p text:style-name="Normale"><draw:custom-shape svg:x="2.30625in" svg:y="0.05833in" svg:width="0.20764in" svg:height="0.17639in" draw:z-index="251688960" draw:id="id7" draw:style-name="a7" draw:name="Rettangolo 2" text:anchor-type="paragraph"><svg:title/><svg:desc/><draw:enhanced-geometry draw:type="non-primitive" svg:viewBox="0 0 21600 21600" draw:enhanced-path="M 0 0 L 21600 0 21600 21600 0 21600 Z N"/></draw:custom-shape></text:p>
      <text:p text:style-name="Normale"><draw:custom-shape svg:x="2.44792in" svg:y="0.27014in" svg:width="0.69792in" svg:height="0.64514in" draw:z-index="251671552" draw:id="id8" draw:style-name="a8" draw:name="Rettangolo 1" text:anchor-type="paragraph"><svg:title/><svg:desc/><text:p text:style-name="P9"><text:span text:style-name="T10">Stanza gestione motori</text:span></text:p><draw:enhanced-geometry draw:type="non-primitive" svg:viewBox="0 0 21600 21600" draw:enhanced-path="M 0 0 L 21600 0 21600 21600 0 21600 Z N"/></draw:custom-shape><draw:custom-shape svg:x="0.80625in" svg:y="0.24583in" svg:width="0.69792in" svg:height="0.64514in" draw:z-index="251679744" draw:id="id9" draw:style-name="a9" draw:name="Rettangolo 1" text:anchor-type="paragraph"><svg:title/><svg:desc/><text:p text:style-name="P11">Camera di sterilizzazione</text:p><text:p text:style-name="P12"/><draw:enhanced-geometry draw:type="non-primitive" svg:viewBox="0 0 21600 21600" draw:enhanced-path="M 0 0 L 21600 0 21600 21600 0 21600 Z N"/></draw:custom-shape><draw:custom-shape svg:x="0in" svg:y="0.24583in" svg:width="0.69792in" svg:height="0.64514in" draw:z-index="251681792" draw:id="id10" draw:style-name="a10" draw:name="Rettangolo 1" text:anchor-type="paragraph"><svg:title/><svg:desc/><text:p text:style-name="P13">Laboratorio di ricerca</text:p><draw:enhanced-geometry draw:type="non-primitive" svg:viewBox="0 0 21600 21600" draw:enhanced-path="M 0 0 L 21600 0 21600 21600 0 21600 Z N"/></draw:custom-shape><draw:custom-shape svg:x="1.63542in" svg:y="0.23889in" svg:width="0.69792in" svg:height="0.64514in" draw:z-index="251669504" draw:id="id11" draw:style-name="a11" draw:name="Rettangolo 1" text:anchor-type="paragraph"><svg:title/><svg:desc/><text:p text:style-name="P14">Corridoio 4</text:p><draw:enhanced-geometry draw:type="non-primitive" svg:viewBox="0 0 21600 21600" draw:enhanced-path="M 0 0 L 21600 0 21600 21600 0 21600 Z N"/></draw:custom-shape></text:p>
      <text:p text:style-name="Normale"><draw:custom-shape svg:x="2.29583in" svg:y="0.15208in" svg:width="0.20764in" svg:height="0.17639in" draw:z-index="251695104" draw:id="id12" draw:style-name="a12" draw:name="Rettangolo 2" text:anchor-type="paragraph"><svg:title/><svg:desc/><draw:enhanced-geometry draw:type="non-primitive" svg:viewBox="0 0 21600 21600" draw:enhanced-path="M 0 0 L 21600 0 21600 21600 0 21600 Z N"/></draw:custom-shape><draw:custom-shape svg:x="0.62917in" svg:y="0.17292in" svg:width="0.20764in" svg:height="0.17639in" draw:z-index="251686912" draw:id="id13" draw:style-name="a13" draw:name="Rettangolo 2" text:anchor-type="paragraph"><svg:title/><svg:desc/><draw:enhanced-geometry draw:type="non-primitive" svg:viewBox="0 0 21600 21600" draw:enhanced-path="M 0 0 L 21600 0 21600 21600 0 21600 Z N"/></draw:custom-shape><draw:custom-shape svg:x="1.4625in" svg:y="0.16181in" svg:width="0.20764in" svg:height="0.17639in" draw:z-index="251684864" draw:id="id14" draw:style-name="a14" draw:name="Rettangolo 2" text:anchor-type="paragraph"><svg:title/><svg:desc/><draw:enhanced-geometry draw:type="non-primitive" svg:viewBox="0 0 21600 21600" draw:enhanced-path="M 0 0 L 21600 0 21600 21600 0 21600 Z N"/></draw:custom-shape></text:p>
      <text:p text:style-name="Normale"/>
      <text:p text:style-name="Normale"><draw:custom-shape svg:x="1.63542in" svg:y="0.05139in" svg:width="0.69792in" svg:height="0.64514in" draw:z-index="251673600" draw:id="id15" draw:style-name="a15" draw:name="Rettangolo 1" text:anchor-type="paragraph"><svg:title/><svg:desc/><text:p text:style-name="P15">Corridoio 5</text:p><draw:enhanced-geometry draw:type="non-primitive" svg:viewBox="0 0 21600 21600" draw:enhanced-path="M 0 0 L 21600 0 21600 21600 0 21600 Z N"/></draw:custom-shape></text:p>
      <text:p text:style-name="Normale"/>
      <text:p text:style-name="Normale"><draw:custom-shape svg:x="1.88958in" svg:y="0.05903in" svg:width="0.20764in" svg:height="0.17639in" draw:z-index="251691008" draw:id="id16" draw:style-name="a16" draw:name="Rettangolo 2" text:anchor-type="paragraph"><svg:title/><svg:desc/><draw:enhanced-geometry draw:type="non-primitive" svg:viewBox="0 0 21600 21600" draw:enhanced-path="M 0 0 L 21600 0 21600 21600 0 21600 Z N"/></draw:custom-shape><draw:custom-shape svg:x="1.64583in" svg:y="0.20764in" svg:width="0.69792in" svg:height="0.64514in" draw:z-index="251675648" draw:id="id17" draw:style-name="a17" draw:name="Rettangolo 1" text:anchor-type="paragraph"><svg:title/><svg:desc/><text:p text:style-name="P16">Stanza<text:s/>mostro</text:p><draw:enhanced-geometry draw:type="non-primitive" svg:viewBox="0 0 21600 21600" draw:enhanced-path="M 0 0 L 21600 0 21600 21600 0 21600 Z N"/></draw:custom-shape></text:p>
      <text:p text:style-name="Normale"/>
      <text:p text:style-name="Normale"><draw:custom-shape svg:x="1.9in" svg:y="0.18472in" svg:width="0.20764in" svg:height="0.17639in" draw:z-index="251693056" draw:id="id18" draw:style-name="a18" draw:name="Rettangolo 2" text:anchor-type="paragraph"><svg:title/><svg:desc/><draw:enhanced-geometry draw:type="non-primitive" svg:viewBox="0 0 21600 21600" draw:enhanced-path="M 0 0 L 21600 0 21600 21600 0 21600 Z N"/></draw:custom-shape></text:p>
      <text:p text:style-name="Normale"><draw:custom-shape svg:x="1.66667in" svg:y="0.01042in" svg:width="0.69792in" svg:height="0.64514in" draw:z-index="251683840" draw:id="id19" draw:style-name="a19" draw:name="Rettangolo 1" text:anchor-type="paragraph"><svg:title/><svg:desc/><text:p text:style-name="P17">Archivio</text:p><draw:enhanced-geometry draw:type="non-primitive" svg:viewBox="0 0 21600 21600" draw:enhanced-path="M 0 0 L 21600 0 21600 21600 0 21600 Z N"/></draw:custom-shap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Stanza del portale:</text:p>
      <text:p text:style-name="Normale">Eri stato catturato da alcuni mercenari alieni ingaggiati da un collezionista galattico, ma sei riuscito a scappare dalla tua cella, sei riuscito ad arrivare al sistema di teletrasporto installato sulla<text:s/>nave, ma il portale è spento.</text:p>
      <text:p text:style-name="Normale"/>
      <text:p text:style-name="Normale">Corridoio 1</text:p>
      <text:p text:style-name="Normale">Ora sei nel corridoio principale, vedi che il corridoio continua verso est e noti una presa d’aria sul muro, senti dei passi venire verso di te.</text:p>
      <text:p text:style-name="Normale"/>
      <text:p text:style-name="Normale">Corridoio 2</text:p>
      <text:p text:style-name="Normale">Sei arrivato nell’angolo del corridoio, noti una porta a nord e il corridoio continua verso sud</text:p>
      <text:p text:style-name="Normale"/>
      <text:p text:style-name="Normale">Sala di Controllo</text:p>
      <text:p text:style-name="Normale">Il cuore pulsante della navicella, con pannelli di controllo bioluminescenti e schermi olografici che fluttuano nell’aria. I comandi sono attivati tramite gesti e pensieri, e la stanza è illuminata da una luce soffusa che cambia colore a seconda dello stato della missione.</text:p>
      <text:p text:style-name="Normale">Noti una cassaforte in un angolo della stanza.</text:p>
      <text:p text:style-name="Normale"/>
      <text:p text:style-name="Normale">Corridoio 3</text:p>
      <text:p text:style-name="Normale">Sei ancora nel corridoio, vedi una porta verso est e il corridoio continua verso sud</text:p>
      <text:p text:style-name="Normale"/>
      <text:p text:style-name="Normale">Corridoio 4</text:p>
      <text:p text:style-name="Normale">Il corridoio continua, vedi una porta verso est e una porta a ovest, il<text:s/>corridoio continua verso sud</text:p>
      <text:p text:style-name="Normale"/>
      <text:p text:style-name="Normale">Laboratorio di Ricerca:<text:s/></text:p>
      <text:p text:style-name="Normale">Una stanza piena di strumenti scientifici avanzati per l’analisi e la sperimentazione. Contiene campioni di flora e fauna di diversi pianeti, conservati in contenitori di stasi. Al centro, un tavolo di lavoro interattivo permette agli alieni di studiare la vita extraterrestre.</text:p>
      <text:p text:style-name="Normale"/>
      <text:p text:style-name="Normale">Corridoio 5</text:p>
      <text:p text:style-name="Normale">Sei arrivato alla fine del corridoio e vedi una porta dritta di fronte a te, verso sud, noti che è più rinforzata delle altre</text:p>
      <text:p text:style-name="Normale"/>
      <text:p text:style-name="Normale">Stanza mostro</text:p>
      <text:soft-page-break/>
      <text:p text:style-name="Normale">Entri nella stanza e ti ritrovi in un’anticamera, dopo pochi secondi si chiude la porta dietro di te e si apre quella davanti.</text:p>
      <text:p text:style-name="Normale">Vedi un alieno gigante dormiente,<text:s/>noti<text:s/>che ha qualcosa tatuato su uno dei suoi tentacoli.</text:p>
      <text:p text:style-name="Normale">Attento ad avvicinarti senza un’adeguata arma, potrebbe svegliarsi e non avresti l’opportunità di difenderti.</text:p>
      <text:p text:style-name="Normale"/>
      <text:p text:style-name="Normale">Archivio</text:p>
      <text:p text:style-name="Normale">Sei dentro quello che sembra un archivio, ci sono decine di scaffali con su scritti i nomi dei vari pianeti, magari c’è quello con le informazioni<text:s/>sulla<text:s/>Terra.</text:p>
      <text:p text:style-name="Normale"/>
      <text:p text:style-name="Normale"/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USSO NICOLA</meta:initial-creator>
    <dc:creator>RUSSO NICOLA</dc:creator>
    <meta:creation-date>2024-06-08T11:14:00Z</meta:creation-date>
    <dc:date>2024-06-08T11:14:00Z</dc:date>
    <meta:template xlink:href="Normal" xlink:type="simple"/>
    <meta:editing-cycles>2</meta:editing-cycles>
    <meta:editing-duration>PT60S</meta:editing-duration>
    <meta:document-statistic meta:page-count="3" meta:paragraph-count="4" meta:word-count="311" meta:character-count="2080" meta:row-count="14" meta:non-whitespace-character-count="1773"/>
  </office:meta>
</office:document-meta>
</file>